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Standard">#include&lt;fstream&gt;</text:p>
      <text:p text:style-name="Standard">#define MAX 10</text:p>
      <text:p text:style-name="Standard">using namespace std;</text:p>
      <text:p text:style-name="Standard">class Student</text:p>
      <text:p text:style-name="Standard">{</text:p>
      <text:p text:style-name="Standard"><text:tab/>public:</text:p>
      <text:p text:style-name="Standard"><text:tab/>int roll;</text:p>
      <text:p text:style-name="Standard"><text:tab/>string name;</text:p>
      <text:p text:style-name="Standard"><text:tab/>string div;</text:p>
      <text:p text:style-name="Standard"><text:tab/>string address;</text:p>
      <text:p text:style-name="Standard"><text:tab/>Student()</text:p>
      <text:p text:style-name="Standard"><text:tab/>{</text:p>
      <text:p text:style-name="Standard"><text:tab/><text:tab/>roll = 0;</text:p>
      <text:p text:style-name="Standard"><text:tab/><text:tab/>name = "";</text:p>
      <text:p text:style-name="Standard"><text:tab/><text:tab/>div = "";</text:p>
      <text:p text:style-name="Standard"><text:tab/><text:tab/>address = "";</text:p>
      <text:p text:style-name="Standard"><text:tab/>}</text:p>
      <text:p text:style-name="Standard"><text:tab/>void scan()</text:p>
      <text:p text:style-name="Standard"><text:tab/>{</text:p>
      <text:p text:style-name="Standard"><text:soft-page-break/><text:tab/><text:tab/>cout&lt;&lt;"\nEnter name = ";</text:p>
      <text:p text:style-name="Standard"><text:tab/><text:tab/>getline(cin,name);</text:p>
      <text:p text:style-name="Standard"><text:tab/><text:tab/>cout&lt;&lt;"\nEnter roll number = ";</text:p>
      <text:p text:style-name="Standard"><text:tab/><text:tab/>cin&gt;&gt;roll;</text:p>
      <text:p text:style-name="Standard"><text:tab/><text:tab/>cin.ignore(1);</text:p>
      <text:p text:style-name="Standard"><text:tab/><text:tab/>cout&lt;&lt;"\nEnter div = ";</text:p>
      <text:p text:style-name="Standard"><text:tab/><text:tab/>getline(cin,div);</text:p>
      <text:p text:style-name="Standard"><text:tab/><text:tab/>cout&lt;&lt;"\nEnter Address = ";</text:p>
      <text:p text:style-name="Standard"><text:tab/><text:tab/>getline(cin,address);</text:p>
      <text:p text:style-name="Standard"><text:tab/>}</text:p>
      <text:p text:style-name="Standard"><text:tab/>void show()</text:p>
      <text:p text:style-name="Standard"><text:tab/>{</text:p>
      <text:p text:style-name="Standard"><text:tab/><text:tab/>cout&lt;&lt;"\nName = "&lt;&lt;name&lt;&lt;"\tRoll No. = "&lt;&lt;roll&lt;&lt;"\tDivision = "&lt;&lt;div&lt;&lt;"\tAddress = "&lt;&lt;address;</text:p>
      <text:p text:style-name="Standard"><text:tab/>}</text:p>
      <text:p text:style-name="Standard">};</text:p>
      <text:p text:style-name="Standard">fstream&amp; operator&lt;&lt;(fstream &amp;fobj,Student &amp;std)</text:p>
      <text:p text:style-name="Standard">{</text:p>
      <text:p text:style-name="Standard"><text:tab/>fobj&lt;&lt;std.name&lt;&lt;endl;</text:p>
      <text:p text:style-name="Standard"><text:tab/>fobj&lt;&lt;std.roll&lt;&lt;endl;</text:p>
      <text:p text:style-name="Standard"><text:tab/>fobj&lt;&lt;std.div&lt;&lt;endl;</text:p>
      <text:p text:style-name="Standard"><text:tab/>fobj&lt;&lt;std.address&lt;&lt;endl;</text:p>
      <text:p text:style-name="Standard"><text:soft-page-break/><text:tab/>return fobj;</text:p>
      <text:p text:style-name="Standard">}</text:p>
      <text:p text:style-name="Standard">fstream&amp; operator&gt;&gt;(fstream&amp; fobj,Student &amp;std)</text:p>
      <text:p text:style-name="Standard">{</text:p>
      <text:p text:style-name="Standard"><text:tab/>fobj&gt;&gt;std.name;</text:p>
      <text:p text:style-name="Standard"><text:tab/>fobj&gt;&gt;std.roll;</text:p>
      <text:p text:style-name="Standard"><text:tab/>fobj&gt;&gt;std.div;</text:p>
      <text:p text:style-name="Standard"><text:tab/>fobj&gt;&gt;std.address;</text:p>
      <text:p text:style-name="Standard"><text:tab/>return fobj;</text:p>
      <text:p text:style-name="Standard">}</text:p>
      <text:p text:style-name="Standard">void display(fstream &amp;fobj)</text:p>
      <text:p text:style-name="Standard">{</text:p>
      <text:p text:style-name="Standard"><text:tab/>Student std;</text:p>
      <text:p text:style-name="Standard"><text:tab/>while(1)</text:p>
      <text:p text:style-name="Standard"><text:tab/>{</text:p>
      <text:p text:style-name="Standard"><text:tab/><text:tab/>fobj&gt;&gt;std;</text:p>
      <text:p text:style-name="Standard"><text:tab/><text:tab/>if(fobj.eof())</text:p>
      <text:p text:style-name="Standard"><text:tab/><text:tab/>{</text:p>
      <text:p text:style-name="Standard"><text:tab/><text:tab/><text:tab/>break;</text:p>
      <text:p text:style-name="Standard"><text:tab/><text:tab/>}</text:p>
      <text:p text:style-name="Standard"><text:tab/><text:tab/>std.show();</text:p>
      <text:p text:style-name="Standard"><text:soft-page-break/><text:tab/>}</text:p>
      <text:p text:style-name="Standard">}</text:p>
      <text:p text:style-name="Standard">void search(fstream &amp;fobj)</text:p>
      <text:p text:style-name="Standard">{</text:p>
      <text:p text:style-name="Standard"><text:tab/>string key;</text:p>
      <text:p text:style-name="Standard"><text:tab/>cout&lt;&lt;"\nEnter name to search = ";</text:p>
      <text:p text:style-name="Standard"><text:tab/>getline(cin,key);</text:p>
      <text:p text:style-name="Standard"><text:tab/>int flag = 0;</text:p>
      <text:p text:style-name="Standard"><text:tab/>Student std;</text:p>
      <text:p text:style-name="Standard"><text:tab/>while(1)</text:p>
      <text:p text:style-name="Standard"><text:tab/>{</text:p>
      <text:p text:style-name="Standard"><text:tab/><text:tab/>fobj&gt;&gt;std;</text:p>
      <text:p text:style-name="Standard"><text:tab/><text:tab/>if(fobj.eof())</text:p>
      <text:p text:style-name="Standard"><text:tab/><text:tab/>{</text:p>
      <text:p text:style-name="Standard"><text:tab/><text:tab/><text:tab/>break;</text:p>
      <text:p text:style-name="Standard"><text:tab/><text:tab/>}</text:p>
      <text:p text:style-name="Standard"><text:tab/><text:tab/>if(std.name==key)</text:p>
      <text:p text:style-name="Standard"><text:tab/><text:tab/>{</text:p>
      <text:p text:style-name="Standard"><text:tab/><text:tab/><text:tab/>std.show();</text:p>
      <text:p text:style-name="Standard"><text:tab/><text:tab/><text:tab/>return;</text:p>
      <text:p text:style-name="Standard"><text:tab/><text:tab/>}</text:p>
      <text:p text:style-name="Standard"><text:soft-page-break/><text:tab/>}</text:p>
      <text:p text:style-name="Standard"><text:tab/>cout&lt;&lt;"\nNo such student found";</text:p>
      <text:p text:style-name="Standard">}</text:p>
      <text:p text:style-name="Standard">void del(fstream &amp;fobj,char *path)</text:p>
      <text:p text:style-name="Standard">{</text:p>
      <text:p text:style-name="Standard"><text:tab/>string key;</text:p>
      <text:p text:style-name="Standard"><text:tab/>cout&lt;&lt;"\nEnter name to delete = ";</text:p>
      <text:p text:style-name="Standard"><text:tab/>getline(cin,key);</text:p>
      <text:p text:style-name="Standard"><text:tab/>fobj.open(path,ios::in);</text:p>
      <text:p text:style-name="Standard"><text:tab/>Student std,arr[MAX];</text:p>
      <text:p text:style-name="Standard"><text:tab/>int i =0,c=0;</text:p>
      <text:p text:style-name="Standard"><text:tab/>while(1)</text:p>
      <text:p text:style-name="Standard"><text:tab/>{</text:p>
      <text:p text:style-name="Standard"><text:tab/><text:tab/>fobj&gt;&gt;std;</text:p>
      <text:p text:style-name="Standard"><text:tab/><text:tab/>if(fobj.eof())</text:p>
      <text:p text:style-name="Standard"><text:tab/><text:tab/>{</text:p>
      <text:p text:style-name="Standard"><text:tab/><text:tab/><text:tab/>break;</text:p>
      <text:p text:style-name="Standard"><text:tab/><text:tab/>}</text:p>
      <text:p text:style-name="Standard"><text:tab/><text:tab/>if(std.name!=key)</text:p>
      <text:p text:style-name="Standard"><text:tab/><text:tab/>{</text:p>
      <text:p text:style-name="Standard"><text:tab/><text:tab/><text:tab/>arr[i] = std;</text:p>
      <text:p text:style-name="Standard"><text:soft-page-break/><text:tab/><text:tab/><text:tab/>i++;</text:p>
      <text:p text:style-name="Standard"><text:tab/><text:tab/><text:tab/>c++;</text:p>
      <text:p text:style-name="Standard"><text:tab/><text:tab/>}</text:p>
      <text:p text:style-name="Standard"><text:tab/>}</text:p>
      <text:p text:style-name="Standard"><text:tab/>fobj.close();</text:p>
      <text:p text:style-name="Standard"><text:tab/>fobj.open(path,ios::out);</text:p>
      <text:p text:style-name="Standard"><text:tab/>for(i=0;i&lt;c;i++)</text:p>
      <text:p text:style-name="Standard"><text:tab/>{</text:p>
      <text:p text:style-name="Standard"><text:tab/><text:tab/>fobj&lt;&lt;arr[i];</text:p>
      <text:p text:style-name="Standard"><text:tab/>}</text:p>
      <text:p text:style-name="Standard"><text:tab/>fobj.close();</text:p>
      <text:p text:style-name="Standard">}</text:p>
      <text:p text:style-name="Standard">int main()</text:p>
      <text:p text:style-name="Standard">{</text:p>
      <text:p text:style-name="Standard"><text:tab/>char path[] = "D:\\koushiki\\deld\\xyz.txt";</text:p>
      <text:p text:style-name="Standard"><text:tab/>fstream fobj;</text:p>
      <text:p text:style-name="Standard"><text:tab/>//fobj.open(path,ios::out);</text:p>
      <text:p text:style-name="Standard"><text:tab/>if(fobj.fail())</text:p>
      <text:p text:style-name="Standard"><text:tab/>{</text:p>
      <text:p text:style-name="Standard"><text:tab/><text:tab/>cout&lt;&lt;"\nError in connecting file";</text:p>
      <text:p text:style-name="Standard"><text:tab/><text:tab/>return 0;</text:p>
      <text:p text:style-name="Standard"><text:soft-page-break/><text:tab/>}</text:p>
      <text:p text:style-name="Standard"><text:tab/>cout&lt;&lt;"\nSuccessfully connected file";</text:p>
      <text:p text:style-name="Standard"><text:tab/>Student s1;</text:p>
      <text:p text:style-name="Standard"><text:tab/>Student std;</text:p>
      <text:p text:style-name="Standard"><text:tab/>int choice;</text:p>
      <text:p text:style-name="Standard"><text:tab/>while(1)</text:p>
      <text:p text:style-name="Standard"><text:tab/>{</text:p>
      <text:p text:style-name="Standard"><text:tab/><text:tab/>cout&lt;&lt;"\n1 - add a record \n2 - display \n3 - search a student \n4 - delete a record \n5 - exit = ";</text:p>
      <text:p text:style-name="Standard"><text:tab/><text:tab/>cin&gt;&gt;choice;</text:p>
      <text:p text:style-name="Standard"><text:tab/><text:tab/>switch(choice)</text:p>
      <text:p text:style-name="Standard"><text:tab/><text:tab/>{</text:p>
      <text:p text:style-name="Standard"><text:tab/><text:tab/><text:tab/>case 1:</text:p>
      <text:p text:style-name="Standard"><text:tab/><text:tab/><text:tab/><text:tab/><text:tab/>cin.ignore(1);</text:p>
      <text:p text:style-name="Standard"><text:tab/><text:tab/><text:tab/><text:tab/><text:tab/>fobj.open(path,ios::app);</text:p>
      <text:p text:style-name="Standard"><text:tab/><text:tab/><text:tab/><text:tab/><text:tab/>if(fobj.fail())</text:p>
      <text:p text:style-name="Standard"><text:tab/><text:tab/><text:tab/><text:tab/><text:tab/>{</text:p>
      <text:p text:style-name="Standard"><text:tab/><text:tab/><text:tab/><text:tab/><text:tab/><text:tab/>cout&lt;&lt;"\nError in connecting file";</text:p>
      <text:p text:style-name="Standard"><text:tab/><text:tab/><text:tab/><text:tab/><text:tab/><text:tab/>return 0;</text:p>
      <text:p text:style-name="Standard"><text:tab/><text:tab/><text:tab/><text:tab/><text:tab/>}</text:p>
      <text:p text:style-name="Standard"><text:tab/><text:tab/><text:tab/><text:tab/><text:tab/>cout&lt;&lt;"\nSuccessfully connected file";</text:p>
      <text:p text:style-name="Standard"><text:tab/><text:tab/><text:tab/><text:tab/><text:tab/>s1.scan();</text:p>
      <text:p text:style-name="Standard"><text:soft-page-break/><text:tab/><text:tab/><text:tab/><text:tab/><text:tab/>fobj&lt;&lt;s1;<text:tab/></text:p>
      <text:p text:style-name="Standard"><text:tab/><text:tab/><text:tab/><text:tab/><text:tab/>fobj.close();<text:tab/><text:tab/><text:tab/><text:tab/><text:tab/></text:p>
      <text:p text:style-name="Standard"><text:tab/><text:tab/><text:tab/><text:tab/><text:tab/>break;</text:p>
      <text:p text:style-name="Standard"><text:tab/><text:tab/><text:tab/>case 2:</text:p>
      <text:p text:style-name="Standard"><text:tab/><text:tab/><text:tab/><text:tab/><text:tab/>fobj.open(path,ios::in);</text:p>
      <text:p text:style-name="Standard"><text:tab/><text:tab/><text:tab/><text:tab/><text:tab/>display(fobj);</text:p>
      <text:p text:style-name="Standard"><text:tab/><text:tab/><text:tab/><text:tab/><text:tab/>fobj.close();</text:p>
      <text:p text:style-name="Standard"><text:tab/><text:tab/><text:tab/><text:tab/><text:tab/>break;</text:p>
      <text:p text:style-name="Standard"><text:tab/><text:tab/><text:tab/>case 3:</text:p>
      <text:p text:style-name="Standard"><text:tab/><text:tab/><text:tab/><text:tab/><text:tab/>fobj.open(path,ios::in);</text:p>
      <text:p text:style-name="Standard"><text:tab/><text:tab/><text:tab/><text:tab/><text:tab/>cin.ignore(1);</text:p>
      <text:p text:style-name="Standard"><text:tab/><text:tab/><text:tab/><text:tab/><text:tab/>search(fobj);</text:p>
      <text:p text:style-name="Standard"><text:tab/><text:tab/><text:tab/><text:tab/><text:tab/>fobj.close();</text:p>
      <text:p text:style-name="Standard"><text:tab/><text:tab/><text:tab/><text:tab/><text:tab/>break;</text:p>
      <text:p text:style-name="Standard"><text:tab/><text:tab/><text:tab/>case 4:</text:p>
      <text:p text:style-name="Standard"><text:tab/><text:tab/><text:tab/><text:tab/><text:tab/>cin.ignore(1);</text:p>
      <text:p text:style-name="Standard"><text:tab/><text:tab/><text:tab/><text:tab/><text:tab/>del(fobj,path);</text:p>
      <text:p text:style-name="Standard"><text:tab/><text:tab/><text:tab/><text:tab/><text:tab/>break;</text:p>
      <text:p text:style-name="Standard"><text:tab/><text:tab/><text:tab/>case 5:</text:p>
      <text:p text:style-name="Standard"><text:tab/><text:tab/><text:tab/><text:tab/><text:tab/>return 0;</text:p>
      <text:p text:style-name="Standard"><text:tab/><text:tab/>}</text:p>
      <text:p text:style-name="Standard"><text:soft-page-break/><text:tab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69" meta:word-count="298" meta:character-count="2474" meta:non-whitespace-character-count="2026"/>
    <meta:generator>LibreOfficeDev/6.0.5.2$Linux_X86_64 LibreOffice_project/</meta:generator>
  </office:meta>
</office:document-meta>
</file>